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0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eq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N=4,Thread=2, Min=0, max=1000, Estim seq=0.00408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4,Thread=2, Min=0, max=1000, Estim seq=0.00408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4,Thread=2, Min=0, max=1000, Estim seq=0.00408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4,Thread=2, Min=0, max=1000, Estim seq=0.00408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4,Thread=2, Min=0, max=1000, Estim seq=0.00408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4,Thread=2, Min=0, max=1000, Estim seq=0.00408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4,Thread=2, Min=0, max=1000, Estim seq=0.004088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1:07:00.076413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7:52:10.097789529</meta:creation-date>
    <dc:date>2024-04-11T11:12:02.253108250</dc:date>
    <meta:editing-duration>PT18M33S</meta:editing-duration>
    <meta:editing-cycles>4</meta:editing-cycles>
    <meta:generator>LibreOffice/7.6.6.3$Linux_X86_64 LibreOffice_project/60$Build-3</meta:generator>
    <meta:document-statistic meta:table-count="1" meta:cell-count="10" meta:object-count="0"/>
  </office:meta>
</office:document-meta>
</file>